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f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</table:table-row>
        <table:table-row table:style-name="ro1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</table:table-row>
        <table:table-row table:style-name="ro1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</table:table-row>
        <table:table-row table:style-name="ro1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</table:table-row>
        <table:table-row table:style-name="ro1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</table:table-row>
        <table:table-row table:style-name="ro1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date" office:date-value="2019-12-04">
            <text:p>12/04/19</text:p>
          </table:table-cell>
          <table:table-cell office:value-type="string">
            <text:p>Assemble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9]*[.D19]" office:value-type="float" office:value="225">
            <text:p>225</text:p>
          </table:table-cell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LightSprite-Coil br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20]*[.D20]" office:value-type="float" office:value="225">
            <text:p>225</text:p>
          </table:table-cell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uStar <text:s/>board #1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21]*[.D21]" office:value-type="float" office:value="450">
            <text:p>45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</table:table-row>
        <table:table-row table:style-name="ro1">
          <table:table-cell office:value-type="date" office:date-value="2020-01-05">
            <text:p>01/05/20</text:p>
          </table:table-cell>
          <table:table-cell office:value-type="string">
            <text:p>Cleaning up schematics – creating GIT repository on GitHub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23]*[.D23]" office:value-type="float" office:value="300">
            <text:p>300</text:p>
          </table:table-cell>
        </table:table-row>
        <table:table-row table:style-name="ro1">
          <table:table-cell office:value-type="date" office:date-value="2020-01-29">
            <text:p>01/29/20</text:p>
          </table:table-cell>
          <table:table-cell office:value-type="string">
            <text:p>Meeting with Garrett at SSU, returning parts and finished boards 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[.C24]*[.D24]" office:value-type="float" office:value="210">
            <text:p>21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5]*[.D25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6]*[.D26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7]*[.D2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8]*[.D28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29]*[.D29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0]*[.D3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1]*[.D31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  <table:table-cell table:formula="of:=SUM([.E2:.E32])" office:value-type="float" office:value="4970">
            <text:p>497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date" office:date-value="2020-06-10">
            <text:p>06/10/20</text:p>
          </table:table-cell>
          <table:table-cell office:value-type="string">
            <text:p>Working up a 3D model example for Battery Board with Eagle Cad / Fusion 360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date" office:date-value="2020-06-22">
            <text:p>06/22/20</text:p>
          </table:table-cell>
          <table:table-cell office:value-type="string">
            <text:p>Looking over u-star schematic and writing down notes for redo of schematic &amp; <text:s/>exporting the Libs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date" office:date-value="2020-06-24">
            <text:p>06/24/20</text:p>
          </table:table-cell>
          <table:table-cell office:value-type="string">
            <text:p>taking notes on rework of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/>
          <table:table-cell office:value-type="string">
            <text:p>Submitted 2 days for payment 6/24/20</text:p>
          </table:table-cell>
          <table:table-cell table:formula="of:=----------------------------------------[.E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----------------------------------------</text:p>
          </table:table-cell>
          <table:table-cell table:number-columns-repeated="2"/>
        </table:table-row>
        <table:table-row table:style-name="ro1">
          <table:table-cell office:value-type="date" office:date-value="2020-07-02">
            <text:p>07/02/20</text:p>
          </table:table-cell>
          <table:table-cell office:value-type="string">
            <text:p>conversation with Garrett about schematics and changes – Setting up Zoom meet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07-08">
            <text:p>07/08/20</text:p>
          </table:table-cell>
          <table:table-cell office:value-type="string">
            <text:p>Deciphering Battery schematic and writing circuit description for current design 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07-09">
            <text:p>07/09/20</text:p>
          </table:table-cell>
          <table:table-cell office:value-type="string">
            <text:p>Discussing Battery schematic and operation, finding faults in schematic and BOM , testing actual circuit</text:p>
          </table:table-cell>
          <table:table-cell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date" office:date-value="2020-07-10">
            <text:p>07/10/20</text:p>
          </table:table-cell>
          <table:table-cell office:value-type="string">
            <text:p>repairing smoked battery board and taking timing measurement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07-13">
            <text:p>07/13/20</text:p>
          </table:table-cell>
          <table:table-cell office:value-type="string">
            <text:p>Setting up experiment to measure current consumption during charge up timeout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07-14">
            <text:p>07/14/20</text:p>
          </table:table-cell>
          <table:table-cell office:value-type="string">
            <text:p>taking measurements on IC1 load lockout circuit and Pololu 5V regulator when batt totally empty</text:p>
          </table:table-cell>
          <table:table-cell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07-15">
            <text:p>07/15/20</text:p>
          </table:table-cell>
          <table:table-cell office:value-type="string">
            <text:p>Sketching up new circuit for battery management and turn-on delay , discuss with Garrett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07-16">
            <text:p>07/16/20</text:p>
          </table:table-cell>
          <table:table-cell office:value-type="string">
            <text:p>design OVP/UVP/Lockout battery circuit , Schematic entry </text:p>
          </table:table-cell>
          <table:table-cell office:value-type="float" office:value="8.5">
            <text:p>8.5</text:p>
          </table:table-cell>
          <table:table-cell table:number-columns-repeated="2"/>
        </table:table-row>
        <table:table-row table:style-name="ro1">
          <table:table-cell office:value-type="date" office:date-value="2020-07-17">
            <text:p>07/17/20</text:p>
          </table:table-cell>
          <table:table-cell office:value-type="string">
            <text:p>Layout and component selection of test circuit of OVP/UVP/Lookout 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07-20">
            <text:p>07/20/20</text:p>
          </table:table-cell>
          <table:table-cell office:value-type="string">
            <text:p>Finish layout, order parts, Ship Battery V8 board back to Garrett 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string">
            <text:p>-------------------------------</text:p>
          </table:table-cell>
          <table:table-cell table:formula="of:=SUM([.C43:.C53])/8" office:value-type="float" office:value="6">
            <text:p>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date" office:date-value="2020-08-03">
            <text:p>08/03/20</text:p>
          </table:table-cell>
          <table:table-cell office:value-type="string">
            <text:p>received PCB – soldered up one test board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08-04">
            <text:p>08/04/20</text:p>
          </table:table-cell>
          <table:table-cell office:value-type="string">
            <text:p>check out circuit 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date" office:date-value="2020-08-05">
            <text:p>08/05/20</text:p>
          </table:table-cell>
          <table:table-cell office:value-type="string">
            <text:p>discuss with Garrett – modify according the discussion and measurments – add external clk ck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08-06">
            <text:p>08/06/20</text:p>
          </table:table-cell>
          <table:table-cell office:value-type="string">
            <text:p>Chg bd,remove Pololu, add Bandgap reference, add 7555 for timing – change schematic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08-07">
            <text:p>08/07/20</text:p>
          </table:table-cell>
          <table:table-cell office:value-type="string">
            <text:p>Finished re-layout , ordered PCB ,ordered parts , sent schematic to Garrett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>
            <text:p>Sum-days</text:p>
          </table:table-cell>
          <table:table-cell/>
          <table:table-cell table:formula="of:=SUM([.C43:.C53])/8" office:value-type="float" office:value="6">
            <text:p>6</text:p>
          </table:table-cell>
          <table:table-cell table:number-columns-repeated="2"/>
        </table:table-row>
        <table:table-row table:style-name="ro1" table:number-rows-repeated="10485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8:Sheet1.E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8/07/2020</text:date>, <text:time>10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20-08-07T10:27:39.57</dc:date>
    <dc:creator>Gary Stofer</dc:creator>
    <meta:editing-duration>P7DT17H7M9S</meta:editing-duration>
    <meta:editing-cycles>32</meta:editing-cycles>
    <meta:generator>OpenOffice/4.1.7$Win32 OpenOffice.org_project/417m1$Build-9800</meta:generator>
    <meta:document-statistic meta:table-count="3" meta:cell-count="199" meta:object-count="0"/>
  </office:meta>
</office:document-meta>
</file>